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68.02mm"/>
    </style:style>
    <style:style style:name="co3" style:family="table-column">
      <style:table-column-properties fo:break-before="auto" style:column-width="139.36mm"/>
    </style:style>
    <style:style style:name="co4" style:family="table-column">
      <style:table-column-properties fo:break-before="auto" style:column-width="64.72mm"/>
    </style:style>
    <style:style style:name="co5" style:family="table-column">
      <style:table-column-properties fo:break-before="auto" style:column-width="134.02mm"/>
    </style:style>
    <style:style style:name="co6" style:family="table-column">
      <style:table-column-properties fo:break-before="auto" style:column-width="64.82mm"/>
    </style:style>
    <style:style style:name="co7" style:family="table-column">
      <style:table-column-properties fo:break-before="auto" style:column-width="100.89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64.03mm"/>
    </style:style>
    <style:style style:name="co11" style:family="table-column">
      <style:table-column-properties fo:break-before="auto" style:column-width="14.82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9.1mm" fo:break-before="auto" style:use-optimal-row-height="true"/>
    </style:style>
    <style:style style:name="ro3" style:family="table-row">
      <style:table-row-properties style:row-height="24.34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color="#eeeeee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ddddd" fo:wrap-option="wrap" fo:border="0.06pt solid #000000" style:vertical-align="middle"/>
    </style:style>
    <style:style style:name="ce5" style:family="table-cell" style:parent-style-name="Default" style:data-style-name="N0">
      <style:table-cell-properties fo:wrap-option="wrap" fo:border="0.06pt solid #000000" style:vertical-align="middle"/>
    </style:style>
    <style:style style:name="ce18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top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100">
      <style:table-cell-properties fo:background-color="#dddddd" fo:wrap-option="wrap" fo:border="0.06pt solid #000000" style:vertical-align="top"/>
    </style:style>
    <style:style style:name="ce7" style:family="table-cell" style:parent-style-name="Default" style:data-style-name="N100">
      <style:table-cell-properties fo:wrap-option="wrap" fo:border="0.06pt solid #000000" style:vertical-align="top"/>
    </style:style>
    <style:style style:name="ce23" style:family="table-cell" style:parent-style-name="Default" style:data-style-name="N0">
      <style:table-cell-properties fo:background-color="#dddddd" fo:wrap-option="wrap" fo:border="0.06pt solid #000000" style:vertical-align="top"/>
    </style:style>
    <style:style style:name="ce24" style:family="table-cell" style:parent-style-name="Default" style:data-style-name="N0">
      <style:table-cell-properties fo:wrap-option="wrap" fo:border="0.06pt solid #000000" style:vertical-align="top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eeeeee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top"/>
    </style:style>
    <style:style style:name="ce34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relief="none" style:font-weight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font-size-asian="11pt" style:font-name="Liberation Sans1" fo:font-weight="normal" style:text-line-through-type="none" style:text-outline="false" style:text-line-through-mode="continuous" style:language-asian="zh" style:country-asian="CN" style:font-name-asian="Liberation Sans1" style:font-weight-asian="normal" style:font-style-asian="normal" style:text-emphasize="none" style:text-overline-style="none" style:text-overline-color="font-color"/>
    </style:style>
    <style:style style:name="T3" style:family="text">
      <style:text-properties fo:text-shadow="none" style:font-relief="none" style:font-style-complex="normal" style:font-weight-complex="normal" style:font-size-complex="11pt" style:font-name-complex="Liberation Sans1" style:language-complex="hi" style:country-complex="IN" fo:language="es" fo:country="CR" fo:font-style="normal" style:text-underline-style="none" style:text-underline-color="font-color" fo:font-size="11pt" fo:color="#000000" style:font-style-asian="normal" style:font-name="Liberation Sans1" fo:font-weight="normal" style:text-line-through-type="none" style:text-outline="false" style:text-line-through-mode="continuous" style:language-asian="zh" style:country-asian="CN" style:font-name-asian="Liberation Sans1" style:font-size-asian="11pt" style:font-weight-asian="normal" style:text-emphasize="none" style:text-overline-style="none" style:text-overline-color="font-color"/>
    </style:style>
    <style:style style:name="T4" style:family="text">
      <style:text-properties style:font-style-asian="normal" style:text-overline-style="none" style:text-overline-color="font-color" style:text-emphasize="none" style:font-weight-asian="normal" style:font-size-asian="11pt" style:font-name-asian="Liberation Sans1" style:language-asian="zh" style:country-asian="CN" style:text-line-through-mode="continuous" style:text-outline="false" style:text-line-through-type="none" fo:font-weight="normal" style:font-name="Liberation Sans1" fo:text-shadow="none" fo:color="#000000" fo:font-size="11pt" style:text-underline-style="none" style:text-underline-color="font-color" fo:font-style="normal" fo:language="es" fo:country="CR" style:language-complex="hi" style:country-complex="IN" style:font-name-complex="Liberation Sans1" style:font-size-complex="11pt" style:font-weight-complex="normal" style:font-style-complex="normal" style:font-relief="none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fo:color="#000000" style:language-asian="zh" style:country-asian="CN" fo:language="es" fo:country="CR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/>
    </style:style>
    <style:style style:name="T6" style:family="text">
      <style:text-properties style:font-weight-complex="normal" style:font-relief="none" style:font-style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font-name-asian="Liberation Sans1" style:font-name="Liberation Sans1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name="Liberation Sans1" style:font-relief="none" style:font-style-complex="normal" style:font-weight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fo:font-weight="normal" style:text-line-through-type="none" style:text-outline="false" style:text-line-through-mode="continuous" style:language-asian="zh" style:country-asian="CN" style:font-name-asian="Liberation Sans1" style:font-size-asian="11pt" style:font-weight-asian="normal" style:font-style-asian="normal" style:text-emphasize="none" style:text-overline-style="none" style:text-overline-color="font-color"/>
    </style:style>
    <style:style style:name="T8" style:family="text">
      <style:text-properties style:font-name-complex="Liberation Sans1" style:font-relief="none" style:font-style-complex="normal" style:font-weight-complex="normal" style:font-size-complex="11pt" style:language-complex="hi" style:country-complex="IN" fo:language="es" fo:country="CR" fo:text-shadow="none" fo:font-style="normal" style:text-underline-style="none" style:text-underline-color="font-color" fo:font-size="11pt" fo:color="#000000" style:text-line-through-mode="continuous" style:font-name="Liberation Sans1" fo:font-weight="normal" style:text-line-through-type="none" style:text-outline="false" style:language-asian="zh" style:country-asian="CN" style:font-name-asian="Liberation Sans1" style:font-size-asian="11pt" style:font-weight-asian="normal" style:font-style-asian="normal" style:text-emphasize="none" style:text-overline-style="none" style:text-overline-color="font-color"/>
    </style:style>
    <style:style style:name="T9" style:family="text">
      <style:text-properties style:font-size-complex="11pt" style:font-relief="none" style:font-style-complex="normal" style:font-weight-complex="normal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language-asian="zh" style:country-asian="CN" style:font-name="Liberation Sans1" fo:font-weight="normal" style:text-line-through-type="none" style:text-outline="false" style:text-line-through-mode="continuous" style:font-name-asian="Liberation Sans1" style:font-size-asian="11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Parámetros.$A$2:.$A$5])" table:allow-empty-cell="true" table:display-list="unsorted" table:base-cell-address="'Sprint_#15'.I2">
          <table:error-message table:message-type="stop" table:display="true"/>
        </table:content-validation>
        <table:content-validation table:name="val2" table:condition="of:cell-content-is-in-list([Parámetros.$B$2:.$B$3])" table:allow-empty-cell="true" table:display-list="unsorted" table:base-cell-address="'Sprint_#15'.K2">
          <table:error-message table:message-type="stop" table:display="true"/>
        </table:content-validation>
      </table:content-validations>
      <table:table table:name="Sprint_#15" table:style-name="ta1">
        <table:table-column table:style-name="co1" table:default-cell-style-name="ce1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column table:style-name="co13" table:default-cell-style-name="ce8"/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 condiciones</text:p>
          </table:table-cell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Pos condicione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Tester</text:p>
          </table:table-cell>
          <table:table-cell table:style-name="ce4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1" calcext:value-type="string">
            <text:p>CP-SGB-001</text:p>
          </table:table-cell>
          <table:table-cell table:style-name="ce10" office:value-type="string" calcext:value-type="string">
            <text:p>Subir archivo a un Bien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Bienes registrados</text:span></text:p>
            <text:p><text:span text:style-name="T2">Debe existir un directorio llamado “Bines” en FTP</text:span></text:p>
          </table:table-cell>
          <table:table-cell table:style-name="ce23"/>
          <table:table-cell table:style-name="ce23" office:value-type="string" calcext:value-type="string">
            <text:p>Se elige la opción Inclusion/Registro Manual</text:p>
            <text:p><text:span text:style-name="T1">Se da clic en el boton “Detalle” de un registro</text:span></text:p>
            <text:p><text:span text:style-name="T5">Se selecciona la pestana de “Archivos”</text:span></text:p>
            <text:p><text:span text:style-name="T5">Se da clic en el boton “Examinar”</text:span></text:p>
            <text:p><text:span text:style-name="T1">Se selecciona el archivo que se quiere guardar</text:span></text:p>
            <text:p><text:span text:style-name="T5">Se da clic en el boton “Upload”</text:span></text:p>
          </table:table-cell>
          <table:table-cell table:style-name="ce23"/>
          <table:table-cell table:style-name="ce11" office:value-type="string" calcext:value-type="string">
            <text:p>Se debe mostrar el archivo en la lista forma exitosa</text:p>
            <text:p>Se debe almacenar el archivo en el servidor FTP</text:p>
          </table:table-cell>
          <table:table-cell table:style-name="ce23"/>
          <table:table-cell table:style-name="ce23" table:content-validation-name="val1" office:value-type="string" calcext:value-type="string">
            <text:p>Aprobado</text:p>
          </table:table-cell>
          <table:table-cell table:style-name="ce23"/>
          <table:table-cell table:style-name="ce2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2" calcext:value-type="string">
            <text:p>CP-SGB-002</text:p>
          </table:table-cell>
          <table:table-cell table:style-name="ce6" office:value-type="string" calcext:value-type="string">
            <text:p>Bajar Archivo de un Bien</text:p>
          </table:table-cell>
          <table:table-cell table:style-name="ce7" office:value-type="string" calcext:value-type="string">
            <text:p><text:span text:style-name="T2">El usuario debe estar loggeado en el sistema</text:span></text:p>
            <text:p><text:span text:style-name="T3">Deben existir Bienes registrados</text:span></text:p>
            <text:p><text:span text:style-name="T3">Debe existir un directorio llamado “Bienes” en FTP</text:span></text:p>
          </table:table-cell>
          <table:table-cell/>
          <table:table-cell table:style-name="ce24" office:value-type="string" calcext:value-type="string">
            <text:p><text:span text:style-name="T2">Se elige la opción Inclusion/Registro Manual</text:span></text:p>
            <text:p><text:span text:style-name="T3">Se da clic en el boton “Detalle” de un registro</text:span></text:p>
            <text:p><text:span text:style-name="T6">Se selecciona la pestana de “Archivos”</text:span></text:p>
            <text:p><text:span text:style-name="T3">Se da clic en el boton “Detalle” de uno de los archivos</text:span></text:p>
            <text:p><text:span text:style-name="T6">Se da clic en el boton “Download”</text:span></text:p>
            <text:p><text:span text:style-name="T3">Se da clic en el boton con la flecha</text:span></text:p>
          </table:table-cell>
          <table:table-cell table:style-name="ce24"/>
          <table:table-cell table:style-name="ce7" office:value-type="string" calcext:value-type="string">
            <text:p>Se debe mostrar el archivo</text:p>
          </table:table-cell>
          <table:table-cell table:style-name="ce24"/>
          <table:table-cell table:style-name="ce24" table:content-validation-name="val1" office:value-type="string" calcext:value-type="string">
            <text:p>Aprobado</text:p>
          </table:table-cell>
          <table:table-cell table:style-name="ce24"/>
          <table:table-cell table:style-name="ce24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3" calcext:value-type="string">
            <text:p>CP-SGB-003</text:p>
          </table:table-cell>
          <table:table-cell table:style-name="ce10" office:value-type="string" calcext:value-type="string">
            <text:p>Subir archivo a un Convenio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Convenios registrados</text:span></text:p>
            <text:p><text:span text:style-name="T2">Debe existir un directorio llamado “Convenios” en FTP</text:span></text:p>
          </table:table-cell>
          <table:table-cell table:style-name="ce23"/>
          <table:table-cell table:style-name="ce23" office:value-type="string" calcext:value-type="string">
            <text:p>Se elige la opción Administracion/Convenios</text:p>
            <text:p><text:span text:style-name="T1">Se da clic en el boton “Detalle” de un registro</text:span></text:p>
            <text:p><text:span text:style-name="T1">Se da clic en el boton “Examinar”</text:span></text:p>
            <text:p><text:span text:style-name="T1">Se selecciona el archivo que se quiere guardar</text:span></text:p>
            <text:p><text:span text:style-name="T5">Se da clic en el boton “Upload”</text:span></text:p>
          </table:table-cell>
          <table:table-cell table:style-name="ce23"/>
          <table:table-cell table:style-name="ce11" office:value-type="string" calcext:value-type="string">
            <text:p>Se debe mostrar el archivo en la lista forma exitosa</text:p>
            <text:p>Se debe almacenar el archivo en el servidor FTP</text:p>
          </table:table-cell>
          <table:table-cell table:style-name="ce23"/>
          <table:table-cell table:style-name="ce23" table:content-validation-name="val1" office:value-type="string" calcext:value-type="string">
            <text:p>Aprobado</text:p>
          </table:table-cell>
          <table:table-cell table:style-name="ce23"/>
          <table:table-cell table:style-name="ce2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04" calcext:value-type="string">
            <text:p>CP-SGB-004</text:p>
          </table:table-cell>
          <table:table-cell table:style-name="ce6" office:value-type="string" calcext:value-type="string">
            <text:p>Subir archivo a un Prestamo</text:p>
          </table:table-cell>
          <table:table-cell table:style-name="ce7" office:value-type="string" calcext:value-type="string">
            <text:p><text:span text:style-name="T2">El usuario debe estar loggeado en el sistema</text:span></text:p>
            <text:p><text:span text:style-name="T3">Deben existir Prestamos registrados</text:span></text:p>
            <text:p><text:span text:style-name="T3">Debe existir un directorio llamado “Prestamos” en FTP</text:span></text:p>
          </table:table-cell>
          <table:table-cell/>
          <table:table-cell table:style-name="ce24" office:value-type="string" calcext:value-type="string">
            <text:p><text:span text:style-name="T2">Se elige la opción Movimientos/Recepcion de prestamos</text:span></text:p>
            <text:p><text:span text:style-name="T3">Se da clic en el boton “Detalle” de un registro</text:span></text:p>
            <text:p><text:span text:style-name="T7">Se da clic en el boton “Examinar”</text:span></text:p>
            <text:p><text:span text:style-name="T8">Se selecciona el archivo que se quiere guardar</text:span></text:p>
            <text:p><text:span text:style-name="T7">Se da clic en el boton “Upload”</text:span></text:p>
          </table:table-cell>
          <table:table-cell table:style-name="ce24"/>
          <table:table-cell table:style-name="ce7" office:value-type="string" calcext:value-type="string">
            <text:p><text:span text:style-name="T1">Se debe mostrar el archivo en la lista forma exitosa</text:span></text:p>
            <text:p><text:span text:style-name="T1">Se debe almacenar el archivo en el servidor FTP</text:span></text:p>
          </table:table-cell>
          <table:table-cell table:style-name="ce24"/>
          <table:table-cell table:style-name="ce24" table:content-validation-name="val1" office:value-type="string" calcext:value-type="string">
            <text:p>Aprobado</text:p>
          </table:table-cell>
          <table:table-cell table:style-name="ce24"/>
          <table:table-cell table:style-name="ce24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5" calcext:value-type="string">
            <text:p>CP-SGB-005</text:p>
          </table:table-cell>
          <table:table-cell table:style-name="ce10" office:value-type="string" calcext:value-type="string">
            <text:p>Subir archivo a un Informe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Exclusiones registradas</text:span></text:p>
            <text:p><text:span text:style-name="T2">Debe existir un directorio llamado “Informes” en FTP</text:span></text:p>
          </table:table-cell>
          <table:table-cell table:style-name="ce23"/>
          <table:table-cell table:style-name="ce23" office:value-type="string" calcext:value-type="string">
            <text:p><text:span text:style-name="T3">Se elige la opción Exclusiones/Informes de exclusion</text:span></text:p>
            <text:p><text:span text:style-name="T6">Se da clic en el boton “Detalle” de un registro</text:span></text:p>
            <text:p><text:span text:style-name="T3">Se da clic en el boton “Examinar”</text:span></text:p>
            <text:p><text:span text:style-name="T6">Se selecciona el archivo que se quiere guardar</text:span></text:p>
            <text:p><text:span text:style-name="T3">Se da clic en el boton “Upload”</text:span></text:p>
          </table:table-cell>
          <table:table-cell table:style-name="ce23"/>
          <table:table-cell table:style-name="ce11" office:value-type="string" calcext:value-type="string">
            <text:p>Se debe mostrar el archivo en la lista forma exitosa</text:p>
            <text:p>Se debe almacenar el archivo en el servidor FTP</text:p>
          </table:table-cell>
          <table:table-cell table:style-name="ce23"/>
          <table:table-cell table:style-name="ce23" table:content-validation-name="val1" office:value-type="string" calcext:value-type="string">
            <text:p>Aprobado</text:p>
          </table:table-cell>
          <table:table-cell table:style-name="ce23"/>
          <table:table-cell table:style-name="ce2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6" calcext:value-type="string">
            <text:p>CP-SGB-006</text:p>
          </table:table-cell>
          <table:table-cell table:style-name="ce6" office:value-type="string" calcext:value-type="string">
            <text:p>Bajar Archivo de una Donacion</text:p>
          </table:table-cell>
          <table:table-cell table:style-name="ce7" office:value-type="string" calcext:value-type="string">
            <text:p><text:span text:style-name="T2">El usuario debe estar loggeado en el sistema</text:span></text:p>
            <text:p><text:span text:style-name="T3">Deben existir Donaciones registradas</text:span></text:p>
            <text:p><text:span text:style-name="T4">Debe existir un directorio llamado “Donaciones” en FTP</text:span></text:p>
            <text:p><text:span text:style-name="T1"/></text:p>
          </table:table-cell>
          <table:table-cell/>
          <table:table-cell table:style-name="ce24" office:value-type="string" calcext:value-type="string">
            <text:p><text:span text:style-name="T9">Se elige la opción Inclusion/Donaciones</text:span></text:p>
            <text:p><text:span text:style-name="T7">Se da clic en el boton “Detalle” de un registro</text:span></text:p>
            <text:p><text:span text:style-name="T7">Se selecciona la pestana de “Adjuntos”</text:span></text:p>
            <text:p><text:span text:style-name="T9">Se da clic en el boton “Examinar”</text:span></text:p>
            <text:p><text:span text:style-name="T7">Se selecciona el archivo que se quiere guardar</text:span></text:p>
            <text:p><text:span text:style-name="T9">Se da clic en el boton “Upload”</text:span></text:p>
          </table:table-cell>
          <table:table-cell table:style-name="ce24"/>
          <table:table-cell table:style-name="ce7" office:value-type="string" calcext:value-type="string">
            <text:p><text:span text:style-name="T1">Se debe mostrar el archivo en la lista forma exitosa</text:span></text:p>
            <text:p><text:span text:style-name="T1">Se debe almacenar el archivo en el servidor FTP</text:span></text:p>
          </table:table-cell>
          <table:table-cell table:style-name="ce24"/>
          <table:table-cell table:style-name="ce24" table:content-validation-name="val1" office:value-type="string" calcext:value-type="string">
            <text:p>Aprobado</text:p>
          </table:table-cell>
          <table:table-cell table:style-name="ce24"/>
          <table:table-cell table:style-name="ce24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4" table:number-rows-repeated="1048526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ámetros" table:style-name="ta1">
        <table:table-column table:style-name="co12" table:number-columns-repeated="2" table:default-cell-style-name="ce34"/>
        <table:table-column table:style-name="co13" table:number-columns-repeated="1022" table:default-cell-style-name="ce34"/>
        <table:table-row table:style-name="ro6">
          <table:table-cell office:value-type="string" calcext:value-type="string">
            <text:p>Estados</text:p>
          </table:table-cell>
          <table:table-cell office:value-type="string" calcext:value-type="string">
            <text:p>Teste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Pendiente</text:p>
          </table:table-cell>
          <table:table-cell office:value-type="string" calcext:value-type="string">
            <text:p>Alvar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probado</text:p>
          </table:table-cell>
          <table:table-cell office:value-type="string" calcext:value-type="string">
            <text:p>Jair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echazado</text:p>
          </table:table-cell>
          <table:table-cell office:value-type="string" calcext:value-type="string">
            <text:p>Jor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Condicionado</text:p>
          </table:table-cell>
          <table:table-cell office:value-type="string" calcext:value-type="string">
            <text:p>Oscar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Raul</text:p>
          </table:table-cell>
          <table:table-cell table:number-columns-repeated="1022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4:53:33.331874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ascante, Alvaro</meta:initial-creator>
    <meta:creation-date>2017-08-10T16:12:52Z</meta:creation-date>
    <dc:date>2018-11-25T23:46:35.657115995</dc:date>
    <meta:editing-cycles>75</meta:editing-cycles>
    <meta:editing-duration>P1DT13H34M23S</meta:editing-duration>
    <meta:document-statistic meta:table-count="2" meta:cell-count="64" meta:object-count="0"/>
  </office:meta>
</office:document-meta>
</file>